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8d0ac0"/>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ee2a0" officeooo:paragraph-rsid="008d0ac0" style:text-blinking="false" fo:background-color="transparent" style:font-weight-asian="normal" style:font-weight-complex="normal"/>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8be5c1"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8d0ac0" style:text-blinking="false" fo:background-color="transparent"/>
    </style:style>
    <style:style style:name="P9"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ee2a0" officeooo:paragraph-rsid="008d0ac0" style:text-blinking="false" fo:background-color="transparent"/>
    </style:style>
    <style:style style:name="P10"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ee2a0" officeooo:paragraph-rsid="008d0ac0" style:text-blinking="false" fo:background-color="transparent" style:font-weight-asian="normal"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846d51"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863e4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89213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877045"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892134"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officeooo:rsid="002f1317"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8d0ac0" style:text-blinking="false" fo:background-color="transparent" loext:char-shading-value="0"/>
    </style:style>
    <style:style style:name="T11" style:family="text">
      <style:text-properties officeooo:rsid="008be5c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4">3.3</text:span><text:span text:style-name="T2">.</text:span><text:span text:style-name="T1"> </text:span><text:span text:style-name="T3">Super Lucho, recargado</text:span></text:p>
      <text:p text:style-name="P3"><text:bookmark text:name="docs-internal-guid-aaf69af1-8957-0150-d5b2-0135c302c43c"/><text:span text:style-name="T5">C</text:span><text:span text:style-name="T6">onstruí un programa para que, una vez más, Lucho encienda todas las luces, pero esta vez también debe contar cuántas luces prendió. No sabemos qué tamaño tiene el tablero de luces, ni en qué lugares hay luces. Para informar cuántas luces prendió, Lucho deberá utilizar bolitas rojas en </text:span><text:span text:style-name="T7">la esquina suroeste</text:span><text:span text:style-name="T6">. Te mostramos un tablero inicial y su correspondiente tablero final.</text:span></text:p>
      <text:p text:style-name="P6"><draw:frame draw:style-name="fr1" draw:name="Image1" text:anchor-type="as-char" svg:width="3.4583in" svg:height="2.5484in" draw:z-index="0"><draw:image xlink:href="https://lh3.googleusercontent.com/gxmCnSVL-XuVygf1w4AWClFdihZ57rrvhJ6sl4QBgBtMbQQ_4yptROYgp6TrSjmSY46WiP_BA9uNUZOUxTlSLO9X-eA7aDTew6gDR-GV2dc5mcEfJUhn6-okAbpbQ--KC7HsOPJG" xlink:type="simple" xlink:show="embed" xlink:actuate="onLoad" loext:mime-type="image/png"/></draw:frame></text:p>
      <text:p text:style-name="P7">¡No te olvides de usar todas las herramientas que aprendimos! <text:span text:style-name="T11">En particular, no te olvides de representar a Lucho, y a los elementos del problema, y tampoco de armar las subtareas para el recorrido que prende las luces.</text:span></text:p>
      <table:table table:name="Table2" table:style-name="Table2">
        <table:table-column table:style-name="Table2.A"/>
        <table:table-row>
          <table:table-cell table:style-name="Table2.A1" office:value-type="string">
            <text:p text:style-name="P4"><text:span text:style-name="T8">Pastilla: </text:span><text:span text:style-name="T10">Un secreto</text:span></text:p>
            <text:p text:style-name="P10"><text:span text:style-name="T11">T</text:span>e contamos un secreto de los programadores profesionales: siempre miran los programas que ya hicieron para sacar ideas. Es más: si alguna parte del código sirve, ¡la reutilizan!</text:p>
          </table:table-cell>
        </table:table-row>
      </table:table>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7:54:13.084000000</dc:date>
    <meta:editing-duration>PT6H10M6S</meta:editing-duration>
    <meta:editing-cycles>107</meta:editing-cycles>
    <meta:generator>LibreOffice/6.1.0.3$Windows_X86_64 LibreOffice_project/efb621ed25068d70781dc026f7e9c5187a4decd1</meta:generator>
    <meta:document-statistic meta:table-count="1" meta:image-count="1" meta:object-count="0" meta:page-count="1" meta:paragraph-count="6" meta:word-count="135" meta:character-count="828" meta:non-whitespace-character-count="698"/>
  </office:meta>
</office:document-meta>
</file>